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svg:font-family="Courier, 'Courier New'"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Plain_20_Text">
      <style:paragraph-properties fo:margin-left="-0.0626in" fo:margin-right="0in" fo:text-indent="0in" style:auto-text-indent="false">
        <style:tab-stops>
          <style:tab-stop style:position="1.572in"/>
          <style:tab-stop style:position="3.572in"/>
          <style:tab-stop style:position="5.5098in"/>
        </style:tab-stops>
      </style:paragraph-properties>
      <style:text-properties style:font-name="Arial" fo:font-size="12pt" fo:font-weight="bold" style:font-size-asian="12pt" style:font-weight-asian="bold" style:font-name-complex="Arial" style:font-size-complex="12pt"/>
    </style:style>
    <style:style style:name="P2" style:family="paragraph" style:parent-style-name="Plain_20_Text">
      <style:paragraph-properties>
        <style:tab-stops>
          <style:tab-stop style:position="2.3846in"/>
        </style:tab-stops>
      </style:paragraph-properties>
      <style:text-properties style:font-name="Arial" fo:font-size="10pt" style:font-size-asian="10pt" style:font-name-complex="Arial" style:font-size-complex="10pt"/>
    </style:style>
    <style:style style:name="P3" style:family="paragraph" style:parent-style-name="Plain_20_Text">
      <style:paragraph-properties fo:margin-left="-0.0626in" fo:margin-right="0in" fo:text-indent="0in" style:auto-text-indent="false"/>
      <style:text-properties style:font-name="Arial" fo:font-size="10pt" style:font-size-asian="10pt" style:font-name-complex="Arial" style:font-size-complex="10pt"/>
    </style:style>
    <style:style style:name="P4" style:family="paragraph" style:parent-style-name="Plain_20_Text">
      <style:paragraph-properties fo:margin-left="-0.0626in" fo:margin-right="0in" fo:text-indent="0in" style:auto-text-indent="false">
        <style:tab-stops>
          <style:tab-stop style:position="0.1252in"/>
        </style:tab-stops>
      </style:paragraph-properties>
      <style:text-properties style:font-name="Arial" fo:font-size="10pt" style:font-size-asian="10pt" style:font-name-complex="Arial" style:font-size-complex="10pt"/>
    </style:style>
    <style:style style:name="P5" style:family="paragraph" style:parent-style-name="Plain_20_Text">
      <style:paragraph-properties fo:margin-left="-0.0626in" fo:margin-right="0in" fo:text-indent="0in" style:auto-text-indent="false">
        <style:tab-stops>
          <style:tab-stop style:position="0.1252in"/>
          <style:tab-stop style:position="0.3752in"/>
        </style:tab-stops>
      </style:paragraph-properties>
      <style:text-properties style:font-name="Arial" fo:font-size="10pt" style:font-size-asian="10pt" style:font-name-complex="Arial" style:font-size-complex="10pt"/>
    </style:style>
    <style:style style:name="P6" style:family="paragraph" style:parent-style-name="Plain_20_Text">
      <style:text-properties style:font-name="Arial" fo:font-size="10pt" style:font-size-asian="10pt" style:font-name-complex="Arial" style:font-size-complex="10pt"/>
    </style:style>
    <style:style style:name="P7" style:family="paragraph" style:parent-style-name="Plain_20_Text">
      <style:paragraph-properties fo:margin-left="-0.0626in" fo:margin-right="0in" fo:text-indent="0in" style:auto-text-indent="false"/>
      <style:text-properties style:font-name="Arial" fo:font-size="10pt" officeooo:paragraph-rsid="000a3a9a" style:font-size-asian="10pt" style:font-name-complex="Arial" style:font-size-complex="10pt"/>
    </style:style>
    <style:style style:name="P8" style:family="paragraph" style:parent-style-name="Plain_20_Text">
      <style:paragraph-properties fo:margin-left="-0.0626in" fo:margin-right="0in" fo:text-indent="0in" style:auto-text-indent="false">
        <style:tab-stops>
          <style:tab-stop style:position="0.1252in"/>
        </style:tab-stops>
      </style:paragraph-properties>
      <style:text-properties style:font-name="Arial" fo:font-size="10pt" style:font-size-asian="10pt" style:font-name-complex="Arial" style:font-size-complex="10pt"/>
    </style:style>
    <style:style style:name="P9" style:family="paragraph" style:parent-style-name="Plain_20_Text">
      <style:paragraph-properties fo:margin-left="-0.0626in" fo:margin-right="0in" fo:text-indent="0in" style:auto-text-indent="false"/>
      <style:text-properties style:font-name="Arial" fo:font-size="10pt" fo:font-style="italic" fo:font-weight="bold" style:font-size-asian="10pt" style:font-style-asian="italic" style:font-weight-asian="bold" style:font-name-complex="Arial" style:font-size-complex="10pt"/>
    </style:style>
    <style:style style:name="P10" style:family="paragraph" style:parent-style-name="Plain_20_Text">
      <style:paragraph-properties fo:margin-left="-0.0626in" fo:margin-right="0in" fo:text-indent="0in" style:auto-text-indent="false">
        <style:tab-stops>
          <style:tab-stop style:position="0.1252in"/>
          <style:tab-stop style:position="0.3752in"/>
        </style:tab-stops>
      </style:paragraph-properties>
      <style:text-properties style:font-name="Arial" fo:font-size="10pt" fo:font-style="italic" style:font-size-asian="10pt" style:font-style-asian="italic" style:font-name-complex="Arial" style:font-size-complex="10pt"/>
    </style:style>
    <style:style style:name="P11" style:family="paragraph" style:parent-style-name="Plain_20_Text">
      <style:paragraph-properties fo:margin-left="0.3752in" fo:margin-right="0in" fo:text-indent="0in" style:auto-text-indent="false">
        <style:tab-stops>
          <style:tab-stop style:position="0.1252in"/>
          <style:tab-stop style:position="0.3752in"/>
        </style:tab-stops>
      </style:paragraph-properties>
      <style:text-properties style:font-name="Arial" fo:font-size="10pt" fo:font-style="italic" style:font-size-asian="10pt" style:font-style-asian="italic" style:font-name-complex="Arial" style:font-size-complex="10pt"/>
    </style:style>
    <style:style style:name="P12" style:family="paragraph" style:parent-style-name="Plain_20_Text">
      <style:paragraph-properties fo:margin-left="0.3752in" fo:margin-right="0in" fo:text-indent="0in" style:auto-text-indent="false"/>
      <style:text-properties style:font-name="Arial" fo:font-size="10pt" fo:font-style="italic" style:font-size-asian="10pt" style:font-style-asian="italic" style:font-name-complex="Arial" style:font-size-complex="10pt"/>
    </style:style>
    <style:style style:name="P13" style:family="paragraph" style:parent-style-name="Plain_20_Text">
      <style:paragraph-properties fo:margin-left="-0.0626in" fo:margin-right="0in" fo:text-indent="0in" style:auto-text-indent="false"/>
      <style:text-properties style:font-name="Arial" fo:font-size="10pt" fo:font-style="italic" style:font-size-asian="10pt" style:font-style-asian="italic" style:font-name-complex="Arial" style:font-size-complex="10pt"/>
    </style:style>
    <style:style style:name="P14" style:family="paragraph" style:parent-style-name="Plain_20_Text">
      <style:paragraph-properties fo:margin-left="0.3752in" fo:margin-right="0in" fo:text-indent="0in" style:auto-text-indent="false"/>
      <style:text-properties style:font-name="Arial" fo:font-size="10pt" fo:font-style="italic" officeooo:paragraph-rsid="000a3a9a" style:font-size-asian="10pt" style:font-style-asian="italic" style:font-name-complex="Arial" style:font-size-complex="10pt"/>
    </style:style>
    <style:style style:name="P15" style:family="paragraph" style:parent-style-name="Plain_20_Text">
      <style:paragraph-properties fo:margin-left="0.3752in" fo:margin-right="0in" fo:text-indent="0in" style:auto-text-indent="false"/>
      <style:text-properties style:font-name="Arial" fo:font-size="10pt" fo:font-style="italic" officeooo:rsid="000c4454" officeooo:paragraph-rsid="000c4454" style:font-size-asian="10pt" style:font-style-asian="italic" style:font-name-complex="Arial" style:font-size-complex="10pt"/>
    </style:style>
    <style:style style:name="P16" style:family="paragraph" style:parent-style-name="Plain_20_Text">
      <style:text-properties style:font-name="Arial" fo:font-size="10pt" fo:font-style="italic" style:text-underline-style="solid" style:text-underline-width="auto" style:text-underline-color="font-color" style:font-size-asian="10pt" style:font-style-asian="italic" style:font-name-complex="Arial" style:font-size-complex="10pt"/>
    </style:style>
    <style:style style:name="P17" style:family="paragraph" style:parent-style-name="Plain_20_Text">
      <style:paragraph-properties fo:margin-left="-0.0626in" fo:margin-right="0in" fo:text-indent="0in" style:auto-text-indent="false"/>
      <style:text-properties style:font-name="Arial" fo:font-size="10pt" fo:font-weight="bold" style:font-size-asian="10pt" style:font-weight-asian="bold" style:font-name-complex="Arial" style:font-size-complex="10pt"/>
    </style:style>
    <style:style style:name="P18" style:family="paragraph" style:parent-style-name="Plain_20_Text">
      <style:paragraph-properties fo:margin-left="-0.0626in" fo:margin-right="0in" fo:text-indent="0in" style:auto-text-indent="false"/>
      <style:text-properties style:font-name="Arial" fo:font-size="10pt" style:text-underline-style="solid" style:text-underline-width="auto" style:text-underline-color="font-color" style:font-size-asian="10pt" style:font-name-complex="Arial" style:font-size-complex="10pt"/>
    </style:style>
    <style:style style:name="P19" style:family="paragraph" style:parent-style-name="Plain_20_Text">
      <style:paragraph-properties fo:margin-left="0.3752in" fo:margin-right="0in" fo:text-indent="0in" style:auto-text-indent="false">
        <style:tab-stops>
          <style:tab-stop style:position="0.1252in"/>
          <style:tab-stop style:position="0.3752in"/>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20" style:family="paragraph" style:parent-style-name="Plain_20_Text">
      <style:paragraph-properties fo:margin-left="-0.0626in" fo:margin-right="0in" fo:text-indent="0in" style:auto-text-indent="false">
        <style:tab-stops>
          <style:tab-stop style:position="0.1252in"/>
          <style:tab-stop style:position="0.3752in"/>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21" style:family="paragraph" style:parent-style-name="Plain_20_Text">
      <style:paragraph-properties fo:margin-left="0.3752in" fo:margin-right="0in" fo:text-indent="0in" style:auto-text-indent="false">
        <style:tab-stops>
          <style:tab-stop style:position="0.1252in"/>
          <style:tab-stop style:position="0.3752in"/>
        </style:tab-stops>
      </style:paragraph-properties>
      <style:text-properties style:font-name="Arial" fo:font-size="10pt" style:text-underline-style="solid" style:text-underline-width="auto" style:text-underline-color="font-color" officeooo:paragraph-rsid="000a3a9a" style:font-size-asian="10pt" style:font-name-complex="Arial" style:font-size-complex="10pt"/>
    </style:style>
    <style:style style:name="P22" style:family="paragraph" style:parent-style-name="Plain_20_Text">
      <style:paragraph-properties fo:margin-left="0.3752in" fo:margin-right="0in" fo:text-indent="0in" style:auto-text-indent="false">
        <style:tab-stops>
          <style:tab-stop style:position="0.1252in"/>
          <style:tab-stop style:position="0.3752in"/>
        </style:tab-stops>
      </style:paragraph-properties>
      <style:text-properties style:font-name="Arial" fo:font-size="10pt" style:text-underline-style="solid" style:text-underline-width="auto" style:text-underline-color="font-color" officeooo:paragraph-rsid="000c4454" style:font-size-asian="10pt" style:font-name-complex="Arial" style:font-size-complex="10pt"/>
    </style:style>
    <style:style style:name="P23" style:family="paragraph" style:parent-style-name="Plain_20_Text">
      <style:paragraph-properties fo:margin-left="-0.0626in" fo:margin-right="0in" fo:text-indent="0in" style:auto-text-indent="false"/>
      <style:text-properties style:font-name="Arial" fo:font-size="8pt" fo:font-weight="bold" style:font-name-asian="Arial" style:font-size-asian="8pt" style:font-weight-asian="bold" style:font-name-complex="Arial" style:font-size-complex="8pt"/>
    </style:style>
    <style:style style:name="P24" style:family="paragraph" style:parent-style-name="Plain_20_Text">
      <style:text-properties style:font-name="Arial" fo:font-size="8pt" fo:font-style="italic" fo:font-weight="bold" style:font-size-asian="8pt" style:font-style-asian="italic" style:font-weight-asian="bold" style:font-name-complex="Arial" style:font-size-complex="8pt"/>
    </style:style>
    <style:style style:name="P25" style:family="paragraph" style:parent-style-name="Plain_20_Text">
      <style:text-properties style:font-name="Arial" fo:font-size="8pt" style:font-size-asian="8pt" style:font-name-complex="Arial" style:font-size-complex="8pt"/>
    </style:style>
    <style:style style:name="P26" style:family="paragraph" style:parent-style-name="Plain_20_Text">
      <style:paragraph-properties fo:margin-left="0.3752in" fo:margin-right="0in" fo:text-indent="0in" style:auto-text-indent="false"/>
      <style:text-properties style:font-name="Arial" fo:font-size="8pt" style:font-size-asian="8pt" style:font-name-complex="Arial" style:font-size-complex="8pt"/>
    </style:style>
    <style:style style:name="P27" style:family="paragraph" style:parent-style-name="Plain_20_Text">
      <style:paragraph-properties fo:margin-left="-0.0626in" fo:margin-right="0in" fo:text-indent="0in" style:auto-text-indent="false"/>
      <style:text-properties style:font-name="Arial" fo:font-size="8pt" style:font-size-asian="8pt" style:font-name-complex="Arial" style:font-size-complex="8pt"/>
    </style:style>
    <style:style style:name="P28" style:family="paragraph" style:parent-style-name="Plain_20_Text">
      <style:paragraph-properties fo:margin-left="0.3752in" fo:margin-right="0in" fo:text-indent="0in" style:auto-text-indent="false"/>
      <style:text-properties style:font-name="Arial" fo:font-size="8pt" officeooo:paragraph-rsid="000a3a9a" style:font-size-asian="8pt" style:font-name-complex="Arial" style:font-size-complex="8pt"/>
    </style:style>
    <style:style style:name="P29" style:family="paragraph" style:parent-style-name="Plain_20_Text">
      <style:paragraph-properties fo:margin-left="-0.0626in" fo:margin-right="0in" fo:text-indent="0in" style:auto-text-indent="false"/>
      <style:text-properties style:font-name="Arial" fo:font-size="6pt" style:font-size-asian="6pt" style:font-name-complex="Arial" style:font-size-complex="6pt"/>
    </style:style>
    <style:style style:name="P30" style:family="paragraph" style:parent-style-name="Plain_20_Text">
      <style:paragraph-properties fo:margin-left="-0.0626in" fo:margin-right="0in" fo:text-indent="0in" style:auto-text-indent="false"/>
    </style:style>
    <style:style style:name="P31" style:family="paragraph" style:parent-style-name="Plain_20_Text">
      <style:paragraph-properties fo:margin-left="-0.1874in" fo:margin-right="0in" fo:text-indent="0in" style:auto-text-indent="false">
        <style:tab-stops>
          <style:tab-stop style:position="4.1874in"/>
        </style:tab-stops>
      </style:paragraph-properties>
    </style:style>
    <style:style style:name="P32" style:family="paragraph" style:parent-style-name="Plain_20_Text">
      <style:paragraph-properties fo:margin-left="0.1874in" fo:margin-right="0in" fo:text-indent="-0.25in" style:auto-text-indent="false"/>
    </style:style>
    <style:style style:name="P33" style:family="paragraph" style:parent-style-name="Plain_20_Text">
      <style:paragraph-properties fo:margin-left="0.1874in" fo:margin-right="0in" fo:text-indent="0in" style:auto-text-indent="false"/>
    </style:style>
    <style:style style:name="P34" style:family="paragraph" style:parent-style-name="Plain_20_Text">
      <style:paragraph-properties fo:margin-left="-0.0626in" fo:margin-right="0in" fo:text-indent="0in" style:auto-text-indent="false">
        <style:tab-stops>
          <style:tab-stop style:position="0.1252in"/>
          <style:tab-stop style:position="0.3752in"/>
        </style:tab-stops>
      </style:paragraph-properties>
    </style:style>
    <style:style style:name="P35" style:family="paragraph" style:parent-style-name="Plain_20_Text">
      <style:paragraph-properties fo:margin-left="0.3752in" fo:margin-right="0in" fo:text-indent="0in" style:auto-text-indent="false"/>
    </style:style>
    <style:style style:name="P36" style:family="paragraph" style:parent-style-name="Plain_20_Text">
      <style:paragraph-properties fo:margin-left="-0.0626in" fo:margin-right="0in" fo:text-indent="0in" style:auto-text-indent="false">
        <style:tab-stops>
          <style:tab-stop style:position="0.1252in"/>
        </style:tab-stops>
      </style:paragraph-properties>
    </style:style>
    <style:style style:name="P37" style:family="paragraph" style:parent-style-name="Plain_20_Text">
      <style:paragraph-properties fo:margin-left="0.3752in" fo:margin-right="0in" fo:text-indent="0in" style:auto-text-indent="false">
        <style:tab-stops>
          <style:tab-stop style:position="0.1252in"/>
        </style:tab-stops>
      </style:paragraph-properties>
    </style:style>
    <style:style style:name="P38" style:family="paragraph" style:parent-style-name="Plain_20_Text">
      <style:paragraph-properties fo:margin-left="0.3752in" fo:margin-right="0in" fo:text-indent="0in" style:auto-text-indent="false"/>
      <style:text-properties officeooo:paragraph-rsid="000a3a9a"/>
    </style:style>
    <style:style style:name="P39" style:family="paragraph" style:parent-style-name="Plain_20_Text">
      <style:paragraph-properties fo:margin-left="0.3752in" fo:margin-right="0in" fo:text-indent="0in" style:auto-text-indent="false"/>
      <style:text-properties officeooo:paragraph-rsid="000c4454"/>
    </style:style>
    <style:style style:name="P40" style:family="paragraph" style:parent-style-name="Plain_20_Text">
      <style:paragraph-properties fo:margin-left="-0.0626in" fo:margin-right="0in" fo:text-indent="0in" style:auto-text-indent="false">
        <style:tab-stops>
          <style:tab-stop style:position="0.1252in"/>
          <style:tab-stop style:position="0.3752in"/>
        </style:tab-stops>
      </style:paragraph-properties>
      <style:text-properties officeooo:paragraph-rsid="0011e9a7"/>
    </style:style>
    <style:style style:name="T1" style:family="text">
      <style:text-properties fo:font-style="italic" fo:font-weight="bold" style:font-style-asian="italic" style:font-weight-asian="bold"/>
    </style:style>
    <style:style style:name="T2" style:family="text">
      <style:text-properties style:font-name="Arial" fo:font-size="11pt" fo:font-style="italic" fo:font-weight="bold" style:font-size-asian="11pt" style:font-style-asian="italic" style:font-weight-asian="bold" style:font-name-complex="Arial" style:font-size-complex="11pt"/>
    </style:style>
    <style:style style:name="T3" style:family="text">
      <style:text-properties style:font-name="Arial" fo:font-size="11pt" fo:font-style="italic" fo:font-weight="bold" style:font-name-asian="Arial" style:font-size-asian="11pt" style:font-style-asian="italic" style:font-weight-asian="bold" style:font-name-complex="Arial" style:font-size-complex="11pt"/>
    </style:style>
    <style:style style:name="T4" style:family="text">
      <style:text-properties style:font-name="Arial" fo:font-size="8pt" style:font-size-asian="8pt" style:font-name-complex="Arial" style:font-size-complex="8pt"/>
    </style:style>
    <style:style style:name="T5" style:family="text">
      <style:text-properties style:font-name="Arial" fo:font-size="10pt" style:font-name-asian="Arial" style:font-size-asian="10pt" style:font-name-complex="Arial" style:font-size-complex="10pt"/>
    </style:style>
    <style:style style:name="T6" style:family="text">
      <style:text-properties style:font-name="Arial" fo:font-size="10pt" officeooo:rsid="000c4454" style:font-name-asian="Arial" style:font-size-asian="10pt" style:font-name-complex="Arial" style:font-size-complex="10pt"/>
    </style:style>
    <style:style style:name="T7" style:family="text">
      <style:text-properties style:font-name="Arial" fo:font-size="10pt" officeooo:rsid="000d3c20" style:font-name-asian="Arial" style:font-size-asian="10pt" style:font-name-complex="Arial"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officeooo:rsid="0011e9a7" style:font-size-asian="10pt" style:font-name-complex="Arial" style:font-size-complex="10pt"/>
    </style:style>
    <style:style style:name="T10" style:family="text">
      <style:text-properties style:font-name="Arial" fo:font-size="10pt" officeooo:rsid="0012a29d" style:font-size-asian="10pt" style:font-name-complex="Arial" style:font-size-complex="10pt"/>
    </style:style>
    <style:style style:name="T11" style:family="text">
      <style:text-properties style:font-name="Arial" fo:font-size="10pt" fo:font-weight="bold" style:font-size-asian="10pt" style:font-weight-asian="bold" style:font-name-complex="Arial" style:font-size-complex="10pt"/>
    </style:style>
    <style:style style:name="T12" style:family="text">
      <style:text-properties style:font-name="Arial" fo:font-size="10pt" fo:font-style="italic" fo:font-weight="bold" style:font-size-asian="10pt" style:font-style-asian="italic" style:font-weight-asian="bold" style:font-name-complex="Arial" style:font-size-complex="10pt"/>
    </style:style>
    <style:style style:name="T13" style:family="text">
      <style:text-properties style:font-name="Arial" fo:font-size="10pt" fo:font-style="italic" style:text-underline-style="solid" style:text-underline-width="auto" style:text-underline-color="font-color" style:font-size-asian="10pt" style:font-style-asian="italic" style:font-name-complex="Arial" style:font-size-complex="10pt"/>
    </style:style>
    <style:style style:name="T14" style:family="text">
      <style:text-properties fo:color="#ff0000" loext:opacity="100%" style:font-name="Arial" fo:font-size="10pt" fo:font-style="italic" style:font-name-asian="Arial" style:font-size-asian="10pt" style:font-style-asian="italic" style:font-name-complex="Arial" style:font-size-complex="10pt"/>
    </style:style>
    <style:style style:name="T15" style:family="text">
      <style:text-properties fo:color="#000000" loext:opacity="100%" style:font-name="Arial" fo:font-size="10pt" fo:font-weight="bold" style:font-size-asian="10pt" style:font-weight-asian="bold" style:font-name-complex="Arial" style:font-size-complex="10pt"/>
    </style:style>
    <style:style style:name="T16" style:family="text">
      <style:text-properties fo:color="#000000" loext:opacity="100%" style:font-name="Arial" fo:font-size="10pt" style:font-size-asian="10pt" style:font-name-complex="Arial" style:font-size-complex="10pt"/>
    </style:style>
    <style:style style:name="T17" style:family="text">
      <style:text-properties style:use-window-font-color="true" loext:opacity="0%" fo:font-size="10pt" fo:language="en" fo:country="US" style:font-name-asian="Times New Roman" style:font-size-asian="10pt" style:font-size-complex="10pt" style:language-complex="ar" style:country-complex="SA"/>
    </style:style>
    <style:style style:name="T18" style:family="text">
      <style:text-properties style:use-window-font-color="true" loext:opacity="0%" fo:font-size="10pt" fo:language="en" fo:country="US" officeooo:rsid="000c4454" style:font-name-asian="Times New Roman" style:font-size-asian="10pt" style:language-asian="zh" style:country-asian="CN" style:font-size-complex="10pt" style:language-complex="ar" style:country-complex="SA"/>
    </style:style>
    <style:style style:name="T19" style:family="text">
      <style:text-properties style:use-window-font-color="true" loext:opacity="0%" fo:font-size="10pt" fo:language="en" fo:country="US" style:font-name-asian="Arial" style:font-size-asian="10pt" style:font-size-complex="10pt" style:language-complex="ar" style:country-complex="SA"/>
    </style:style>
    <style:style style:name="T20" style:family="text">
      <style:text-properties style:use-window-font-color="true" loext:opacity="0%" style:font-name="Arial" fo:font-size="10pt" fo:language="en" fo:country="US" style:font-name-asian="Times New Roman" style:font-size-asian="10pt" style:font-name-complex="Arial" style:font-size-complex="10pt" style:language-complex="ar" style:country-complex="SA"/>
    </style:style>
    <style:style style:name="T21" style:family="text">
      <style:text-properties style:use-window-font-color="true" loext:opacity="0%" style:font-name="Arial" fo:font-size="10pt" fo:language="en" fo:country="US" officeooo:rsid="00088178" style:font-name-asian="Times New Roman" style:font-size-asian="10pt" style:language-asian="zh" style:country-asian="CN" style:font-name-complex="Arial" style:font-size-complex="10pt" style:language-complex="ar" style:country-complex="SA"/>
    </style:style>
    <style:style style:name="T22" style:family="text">
      <style:text-properties style:use-window-font-color="true" loext:opacity="0%" style:font-name="Arial" fo:font-size="10pt" fo:language="en" fo:country="US" officeooo:rsid="0007026c" style:font-name-asian="Times New Roman" style:font-size-asian="10pt" style:language-asian="zh" style:country-asian="CN" style:font-name-complex="Arial" style:font-size-complex="10pt" style:language-complex="ar" style:country-complex="SA"/>
    </style:style>
    <style:style style:name="T23" style:family="text">
      <style:text-properties style:use-window-font-color="true" loext:opacity="0%" style:font-name="Arial" fo:font-size="10pt" fo:language="en" fo:country="US" officeooo:rsid="000c4454" style:font-name-asian="Times New Roman" style:font-size-asian="10pt" style:language-asian="zh" style:country-asian="CN" style:font-name-complex="Arial" style:font-size-complex="10pt" style:language-complex="ar" style:country-complex="SA"/>
    </style:style>
    <style:style style:name="T24" style:family="text">
      <style:text-properties style:use-window-font-color="true" loext:opacity="0%" style:font-name="Arial" fo:font-size="10pt" fo:language="en" fo:country="US" officeooo:rsid="000d3c20" style:font-name-asian="Times New Roman" style:font-size-asian="10pt" style:language-asian="zh" style:country-asian="CN" style:font-name-complex="Arial" style:font-size-complex="10pt" style:language-complex="ar" style:country-complex="SA"/>
    </style:style>
    <style:style style:name="T25" style:family="text">
      <style:text-properties style:use-window-font-color="true" loext:opacity="0%" style:font-name="Arial" fo:font-size="10pt" fo:language="en" fo:country="US" style:font-name-asian="Arial" style:font-size-asian="10pt" style:font-name-complex="Arial" style:font-size-complex="10pt" style:language-complex="ar" style:country-complex="SA"/>
    </style:style>
    <style:style style:name="T26" style:family="text">
      <style:text-properties style:use-window-font-color="true" loext:opacity="0%" style:font-name="Arial" fo:font-size="10pt" fo:language="en" fo:country="US" officeooo:rsid="000a3a9a" style:font-name-asian="Arial" style:font-size-asian="10pt" style:language-asian="zh" style:country-asian="CN" style:font-name-complex="Arial" style:font-size-complex="10pt" style:language-complex="ar" style:country-complex="SA"/>
    </style:style>
    <style:style style:name="T27" style:family="text">
      <style:text-properties style:use-window-font-color="true" loext:opacity="0%" style:font-name="Arial" fo:font-size="10pt" fo:language="en" fo:country="US" officeooo:rsid="000b8151" style:font-name-asian="Arial" style:font-size-asian="10pt" style:language-asian="zh" style:country-asian="CN" style:font-name-complex="Arial" style:font-size-complex="10pt" style:language-complex="ar" style:country-complex="SA"/>
    </style:style>
    <style:style style:name="T28" style:family="text">
      <style:text-properties style:use-window-font-color="true" loext:opacity="0%" fo:language="en" fo:country="US" officeooo:rsid="0007026c" style:font-name-asian="Times New Roman" style:language-asian="zh" style:country-asian="CN" style:language-complex="ar" style:country-complex="SA"/>
    </style:style>
    <style:style style:name="T29" style:family="text">
      <style:text-properties style:use-window-font-color="true" loext:opacity="0%" fo:language="en" fo:country="US" officeooo:rsid="00088178" style:font-name-asian="Times New Roman" style:language-asian="zh" style:country-asian="CN" style:language-complex="ar" style:country-complex="SA"/>
    </style:style>
    <style:style style:name="T30" style:family="text">
      <style:text-properties style:use-window-font-color="true" loext:opacity="0%" fo:language="en" fo:country="US" officeooo:rsid="000a3a9a" style:font-name-asian="Times New Roman" style:language-asian="zh" style:country-asian="CN" style:language-complex="ar" style:country-complex="SA"/>
    </style:style>
    <style:style style:name="T31" style:family="text">
      <style:text-properties officeooo:rsid="000a3a9a"/>
    </style:style>
    <style:style style:name="T32" style:family="text">
      <style:text-properties officeooo:rsid="000c4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istan Mendoza<text:tab/>tristanm.tx@ieee.org<text:tab/> (512) 706-5318</text:p>
      <text:p text:style-name="P2">http://tristanmtx.github.io <text:s text:c="7"/>--- <text:s text:c="6"/>https://www.linkedin.com/in/tristanmendozatx</text:p>
      <text:p text:style-name="P23"><text:s/></text:p>
      <text:p text:style-name="P30"><text:span text:style-name="T2">•</text:span><text:span text:style-name="T3"> </text:span><text:span text:style-name="T2">25 years working with systems and networks. Strong interest in monitoring and SIEM</text:span></text:p>
      <text:p text:style-name="P30"><text:span text:style-name="T2">•</text:span><text:span text:style-name="T3"> </text:span><text:span text:style-name="T2">Working to apply network, security knowledge to cloud/ container architecture/ infrastructure</text:span></text:p>
      <text:p text:style-name="P24"/>
      <text:p text:style-name="P9">-------------------------- Certifications:</text:p>
      <text:p text:style-name="P31"><text:span text:style-name="T5"><text:s/></text:span><text:span text:style-name="T8">•</text:span><text:span text:style-name="T5"> </text:span><text:span text:style-name="T8">CCNA Routing and Switching<text:tab/>• CCNA CyberOps (InfoSec)</text:span></text:p>
      <text:p text:style-name="P31"><text:span text:style-name="T5"><text:s/></text:span><text:span text:style-name="T8">•</text:span><text:span text:style-name="T5"> </text:span><text:span text:style-name="T8">Amazon AWS Solutions Architect Associate <text:tab/>• Metro Ethernet Forum SDN/NFV Professional</text:span></text:p>
      <text:p text:style-name="P31"><text:span text:style-name="T5"><text:s/></text:span><text:span text:style-name="T8">•</text:span><text:span text:style-name="T5"> </text:span><text:span text:style-name="T8">EC-Council Ethical Hacker (CEH), Forensic Investigator (CHFI)<text:tab/>• CompTIA CASP, Security+, Network+</text:span></text:p>
      <text:p text:style-name="P25"/>
      <text:p text:style-name="P30"><text:span text:style-name="T11">-------------------------- </text:span><text:span text:style-name="T12">Technical Areas:</text:span><text:span text:style-name="T11"> </text:span></text:p>
      <text:p text:style-name="P32"><text:span text:style-name="T11">Network Technologies:</text:span><text:span text:style-name="T8"> TCP/IP, RIP, OSPF, EIGRP, BGP, IPsec and SSL VPN, DMVPN<text:tab/>, etc</text:span></text:p>
      <text:p text:style-name="P33"><text:span text:style-name="T8">•</text:span><text:span text:style-name="T5"> </text:span><text:span text:style-name="T8">Packet inspection/ analysis with Wireshark; testing with NMap, Scapy, hping, etc.</text:span></text:p>
      <text:p text:style-name="P30"><text:span text:style-name="T11">Firewall:</text:span><text:span text:style-name="T8"> IPTables, ACLs; pfSense; ASA/ASDM; Fortigate, etc.</text:span></text:p>
      <text:p text:style-name="P32"><text:span text:style-name="T11">Infrastructure:</text:span><text:span text:style-name="T8"> AWS and GCP equivalents, VMware ESXi/NSX, Openstack</text:span></text:p>
      <text:p text:style-name="P17">Infosec/ other: </text:p>
      <text:p text:style-name="P33"><text:span text:style-name="T14"><text:s/></text:span><text:span text:style-name="T8">•</text:span><text:span text:style-name="T5"> </text:span><text:span text:style-name="T8">Monitoring enterprise traffic (Nagios/ Centreon, etc.) SIEM setups (Splunk, ELK stack, etc)</text:span></text:p>
      <text:p text:style-name="P33"><text:span text:style-name="T5"><text:s/></text:span><text:span text:style-name="T8">•</text:span><text:span text:style-name="T5"> </text:span><text:span text:style-name="T8">Vulnerability assessment tools (Qualys, Nessus, etc.)</text:span></text:p>
      <text:p text:style-name="P30"><text:span text:style-name="T15">CI/CD, Infrastructure as Code:</text:span><text:span text:style-name="T16"> Git, Puppet/Chef/Ansible, Docker, Terraform Jenkins, Atlassian suite</text:span></text:p>
      <text:p text:style-name="P30"><text:span text:style-name="T11">Cloud Native: </text:span><text:span text:style-name="T8">Kubernetes, OpenShift, Istio, Helm, Prometheus, GitOps, etc</text:span></text:p>
      <text:p text:style-name="P30"><text:span text:style-name="T11">Operating Systems:</text:span><text:span text:style-name="T8"> Linux, Mac OS X, BSD, Windows Server (Active Directory, Group Policy, etc)</text:span></text:p>
      <text:p text:style-name="P30"><text:span text:style-name="T11">Programming Languages:</text:span><text:span text:style-name="T8"> currently: Python, BASH, PowerShell, etc; legacy: <text:s/>C/C++, Java, PERL)</text:span></text:p>
      <text:p text:style-name="P3"/>
      <text:p text:style-name="P9">-------------------------- Employment History</text:p>
      <text:p text:style-name="P24"/>
      <text:p text:style-name="P18">Various End Clients - 02/2019 <text:s/>- <text:s/>present</text:p>
      <text:p text:style-name="P10">Consultant, Contractor</text:p>
      <text:p text:style-name="P30"><text:span text:style-name="T8">•</text:span><text:span text:style-name="T5"> </text:span><text:span text:style-name="T8">Continuation of previous contractor jobs as mentioned below (in 2015-2019).</text:span></text:p>
      <text:p text:style-name="P30"><text:span text:style-name="T8">•</text:span><text:span text:style-name="T5"> </text:span><text:span text:style-name="T8">Got AWS certified and spent study time refocusing on non-network device-config specific items</text:span></text:p>
      <text:p text:style-name="P3"><text:tab/><text:tab/></text:p>
      <text:p text:style-name="P19">Example: GenXComm Inc- 04/2020 - 08/2020</text:p>
      <text:p text:style-name="P12">Machine Learning/ Neural Networks project</text:p>
      <text:p text:style-name="P35"><text:span text:style-name="T5"><text:s/></text:span><text:span text:style-name="T8">•</text:span><text:span text:style-name="T5"> P</text:span><text:span text:style-name="T20">rogramming machine learning scenarios and deep neural networks</text:span></text:p>
      <text:p text:style-name="P35"><text:span text:style-name="T25"><text:s/></text:span><text:span text:style-name="T20">•</text:span><text:span text:style-name="T25"> </text:span><text:span text:style-name="T20">Python, Tensorflow, NumPy/Pandas, and Keras</text:span></text:p>
      <text:p text:style-name="P7"/>
      <text:p text:style-name="P21">Example: <text:span text:style-name="T31">Prologic ITS -</text:span> <text:span text:style-name="T31">12</text:span>/<text:span text:style-name="T31">2019</text:span> - 0<text:span text:style-name="T31">2</text:span>/2020</text:p>
      <text:p text:style-name="P14"><text:span text:style-name="T30">Datacenter unstack/rack to rack/stack at new datacenter</text:span></text:p>
      <text:p text:style-name="P38"><text:span text:style-name="T5"><text:s/></text:span><text:span text:style-name="T8">•</text:span><text:span text:style-name="T5"> </text:span><text:span text:style-name="T26">Racking, stacking </text:span><text:span text:style-name="T27">equipment, wiring ethernet and fiber to specification provided</text:span></text:p>
      <text:p text:style-name="P7"/>
      <text:p text:style-name="P22">Example: <text:span text:style-name="T28">Cedar Park Regional Medical Center</text:span>- <text:span text:style-name="T32">10</text:span>/20<text:span text:style-name="T32">19</text:span> - <text:span text:style-name="T32">1</text:span>/202<text:span text:style-name="T32">1</text:span></text:p>
      <text:p text:style-name="P15">Hospital-wide workstation upgrade and inventory</text:p>
      <text:p text:style-name="P39"><text:span text:style-name="T5"><text:s/></text:span><text:span text:style-name="T8">•</text:span><text:span text:style-name="T5"> </text:span><text:span text:style-name="T6">Re</text:span><text:span text:style-name="T7">locating</text:span><text:span text:style-name="T22"> old workstations </text:span><text:span text:style-name="T24">to a staging office area</text:span><text:span text:style-name="T22">, </text:span><text:span text:style-name="T24">an </text:span><text:span text:style-name="T22">HDD to SSD </text:span><text:span text:style-name="T24">+ </text:span><text:span text:style-name="T22">RAM upgrade </text:span><text:span text:style-name="T23">for each unit</text:span></text:p>
      <text:p text:style-name="P28"><text:span text:style-name="T19"><text:s/></text:span><text:span text:style-name="T17">•</text:span><text:span text:style-name="T19"> </text:span><text:span text:style-name="T18">Installing upgraded workstations back in offices and hospital rooms with related periferals</text:span></text:p>
      <text:p text:style-name="P26"/>
      <text:p text:style-name="P20">Charter - Spectrum Enterprise - 07/2018 - 02/2019</text:p>
      <text:p text:style-name="P13">Network Engineer II, Enterprise Managed Services Operations, Event/ Incident/ Problem Management team</text:p>
      <text:p text:style-name="P30"><text:span text:style-name="T5"><text:s/></text:span><text:span text:style-name="T8">•</text:span><text:span text:style-name="T5"> </text:span><text:span text:style-name="T8">Troubleshot and configured layer 2 and layer 3 circuits [VRF, MPLS, VPLS; xconnects, LACP, etc.]</text:span></text:p>
      <text:p text:style-name="P30"><text:span text:style-name="T5"><text:s/></text:span><text:span text:style-name="T8">•</text:span><text:span text:style-name="T5"> </text:span><text:span text:style-name="T8">Provided tier 3/4 on-call/after-hours solutions to issues escalated by technical support, field techs.</text:span></text:p>
      <text:p text:style-name="P36"><text:span text:style-name="T8"><text:tab/></text:span><text:span text:style-name="T13">Supported services included:</text:span></text:p>
      <text:p text:style-name="P4"><text:tab/>• DIA (direct internet access) internet provisioning through our onsite router(s)</text:p>
      <text:p text:style-name="P4"><text:tab/>• ELAN (Extended LAN) - tunneling traffic from enterprise main site(s) to branch locations over MPLS/VPLS core to onsite router(s) at the customer premise(s); sometimes through other service providers</text:p>
      <text:p text:style-name="P4"><text:tab/>• Ethernet over DOCSIS (EoD) - fiber not available/justified- site to site MPLS/VPLS to DOCSIS, DOCSIS only</text:p>
      <text:p text:style-name="P4"><text:tab/>• Carrier EoD - designed for redistribution to enterprise customers under their own management downstream.</text:p>
      <text:p text:style-name="P5"><text:tab/>• RAD, ADVA fiber or DOCSIS devices passing traffic to Cisco 800, 1900, 2900, and 3900 series ISR's, ASR 1000's, ASA 5xxx's, Meraki, or Fortigate for customer handoff endpoint</text:p>
      <text:p text:style-name="P4"><text:tab/>• Juniper MX or Cisco 2921 concentrators for provider edge</text:p>
      <text:p text:style-name="P4"><text:tab/>• Cisco Prime, Ruckus SCG wireless controllers; IP video, QAM, channel insertion </text:p>
      <text:p text:style-name="P4"/>
      <text:p text:style-name="P4"/>
      <text:p text:style-name="P4"/>
      <text:p text:style-name="P18"><text:soft-page-break/>Various End Clients - 01/2015 <text:s/>- <text:s/>06/2018</text:p>
      <text:p text:style-name="P10">Consultant, Contractor</text:p>
      <text:p text:style-name="P34"><text:span text:style-name="T5"><text:s/></text:span><text:span text:style-name="T8">•</text:span><text:span text:style-name="T5"> </text:span><text:span text:style-name="T8">Racking, stacking, and wiring datacenter cabinet rows, and much more</text:span></text:p>
      <text:p text:style-name="P34"><text:span text:style-name="T5"><text:s/></text:span><text:span text:style-name="T8">•</text:span><text:span text:style-name="T5"> </text:span><text:span text:style-name="T8">Performing security assessments, including penetration tests, vulnerability analysis, patching.</text:span></text:p>
      <text:p text:style-name="P3"/>
      <text:p text:style-name="P19">Example 1: Experian Health - 10/2017 - 01/2018</text:p>
      <text:p text:style-name="P12">Network Security Engineer: Systems Operations, Vulnerability Management</text:p>
      <text:p text:style-name="P35"><text:span text:style-name="T5"><text:s/></text:span><text:span text:style-name="T8">•</text:span><text:span text:style-name="T5"> </text:span><text:span text:style-name="T8">Reported to the VP of IT Ops; coordinated with production control, change management, DevOps, etc.</text:span></text:p>
      <text:p text:style-name="P35"><text:span text:style-name="T5"><text:s/></text:span><text:span text:style-name="T8">•</text:span><text:span text:style-name="T5"> </text:span><text:span text:style-name="T8">Removed vulnerabilities on Cisco/Dell/F5/etc., Linux/Windows server/VDI images in various data centers.</text:span></text:p>
      <text:p text:style-name="P35"><text:span text:style-name="T5"><text:s/></text:span><text:span text:style-name="T8">•</text:span><text:span text:style-name="T5"> </text:span><text:span text:style-name="T8">Infrastructure scanned with Qualys/Tanium/etc; output to Jira, Helix ALM/TestTrack for ticketing.</text:span></text:p>
      <text:p text:style-name="P26"/>
      <text:p text:style-name="P19">Example 2: CompuCom - 06/2017 - 09/2017</text:p>
      <text:p text:style-name="P11">Network Field Technician</text:p>
      <text:p text:style-name="P35"><text:span text:style-name="T5"><text:s/></text:span><text:span text:style-name="T8">•</text:span><text:span text:style-name="T5"> </text:span><text:span text:style-name="T8">Analysis and prompt resolution of network outages from customer premise border to endpoints</text:span></text:p>
      <text:p text:style-name="P37"><text:span text:style-name="T5"><text:s/></text:span><text:span text:style-name="T8">•</text:span><text:span text:style-name="T5"> </text:span><text:span text:style-name="T8">Maintained fiber to cat5e/6 converters, ODUs; PDU, routers, switches, firewalls, NAS, etc.</text:span></text:p>
      <text:p text:style-name="P25"/>
      <text:p text:style-name="P20">Austin Community College - 08/2006 - 10/2014</text:p>
      <text:p text:style-name="P10">Departmental Assistant</text:p>
      <text:p text:style-name="P34"><text:span text:style-name="T5"><text:s/></text:span><text:span text:style-name="T8">•</text:span><text:span text:style-name="T5"> </text:span><text:span text:style-name="T8">Consulting for Department Chair; had 25+hrs/wk surplus time on the job, encouraged to use for studying, reconsolidating knowledgebase, topics ranging from RHCE, Kali Linux, and Cisco.</text:span></text:p>
      <text:p text:style-name="P25"/>
      <text:p text:style-name="P20">Texas Radiation - 02/1999 - 05/ 2006</text:p>
      <text:p text:style-name="P10">Systems Administrator</text:p>
      <text:p text:style-name="P34"><text:span text:style-name="T5"><text:s/></text:span><text:span text:style-name="T8">•</text:span><text:span text:style-name="T5"> </text:span><text:span text:style-name="T8">Evaluated several versions and configurations of Linux for stability and suitability</text:span></text:p>
      <text:p text:style-name="P34"><text:span text:style-name="T5"><text:s/></text:span><text:span text:style-name="T8">•</text:span><text:span text:style-name="T5"> </text:span><text:span text:style-name="T8">Conducted system optimization/ performance tuning on Linux systems</text:span></text:p>
      <text:p text:style-name="P25"/>
      <text:p text:style-name="P20">HumanCode [acquired by Sapient] - 05/1999 - 02/2001</text:p>
      <text:p text:style-name="P10">Programmer/ Engineer</text:p>
      <text:p text:style-name="P34"><text:span text:style-name="T5"><text:s/></text:span><text:span text:style-name="T8">•</text:span><text:span text:style-name="T5"> </text:span><text:span text:style-name="T8">Object-oriented programming in Lingo (Director) and ActionScript (Flash), some PHP/MySQL</text:span></text:p>
      <text:p text:style-name="P34"><text:span text:style-name="T5"><text:s/></text:span><text:span text:style-name="T8">•</text:span><text:span text:style-name="T5"> </text:span><text:span text:style-name="T8">Introduced to Java and C++ and reached an intermediate-level in both.</text:span></text:p>
      <text:p text:style-name="P25"/>
      <text:p text:style-name="P20">University of Texas at Austin - 06/1994 - 05/1999</text:p>
      <text:p text:style-name="P10">Computer Programmer/ Network Services Asst</text:p>
      <text:p text:style-name="P34"><text:span text:style-name="T8">•</text:span><text:span text:style-name="T5"> </text:span><text:span text:style-name="T8">Co-supervised all labs provided by College of Education including: </text:span></text:p>
      <text:p text:style-name="P5"><text:tab/> • Network infrastructure and planning. <text:s/></text:p>
      <text:p text:style-name="P5"><text:tab/> • Server optimization, group policy, user/group administration on Windows Servers </text:p>
      <text:p text:style-name="P40"><text:span text:style-name="T8"><text:tab/> • Computer lab management, </text:span><text:span text:style-name="T9">workstation upkeep and support (SW distribution with rdist scripts)</text:span></text:p>
      <text:p text:style-name="P40"><text:span text:style-name="T8"><text:tab/> • </text:span><text:span text:style-name="T9">F</text:span><text:span text:style-name="T8">aculty IT support throughout the college. </text:span><text:span text:style-name="T10">Training and management of lab assistants/ proctors..</text:span></text:p>
      <text:p text:style-name="P5"/>
      <text:p text:style-name="P17">-------------------------- Educational Experience</text:p>
      <text:p text:style-name="P13">05/1996 - 05/2000 </text:p>
      <text:p text:style-name="P16">University of Texas at Austin </text:p>
      <text:p text:style-name="P6"><text:tab/>• Courses spanning UI/UX, programming, systems and network engineering outside of a degree plan. </text:p>
      <text:p text:style-name="P27"/>
      <text:p text:style-name="P29">Keywords: Network Engineer, Systems Administrator, Network Security Engineer, Security Engineer, Linux Systems Administrator, Linux Network Administrator, Linux Systems Engineer, Unix, CCNA, CEH, CHFI, CompTIA, Red Hat, ISO, TCP, IP, OSI, Layer 2, L2, L3, Layer 3, route, Routing, Switch, Load Balancing, Nessus, pfSense, Nagios, Perl, Python, Agile, Scrum, NIDS, HIDS, SQL, Git, Github, Juniper, Alcatel, VMware, vSphere, Citrix, ESX, NSX, XenServer, vCenter, KVM, Hypervisor, Virtualization , DNS, DHCP, IOS, IOS-XE, NX-OS, ASR, ISR, API, SOA, REST, high-availability, NAS, SAN, metrics, automation, performance, monitoring, authentication, authorization, confidentiality, integrity, enterprise, deployment, troubleshooting, supervision, analysis, LDAP, LAN, WAN, OSPF, BGP, EIGRP, STP, analytics, vulnerability assessment, incident response, OWASP, DAST, SAST, penetration testing, disaster recovery, red team, Metasploit, MSF, PAP, CHAP, PKI, LXD, LXC, trunk, traffic, policy, regulatory compliance, optimization, SLA, RPM, APT, telephony, QoS, 802, topology, cabling, policies, ASA, ASDM, CUCM, SIEM, MPL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svg:font-family="Courier, 'Courier New'"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Plain_20_Text" style:display-name="Plain Text" style:family="paragraph" style:parent-style-name="Standard">
      <style:text-properties style:font-name="Courier" fo:font-family="Courier, 'Courier New'" style:font-pitch="variable" fo:font-size="10.5pt" style:font-size-asian="10.5pt" style:font-name-complex="Courier" style:font-family-complex="Courier, 'Courier New'" style:font-pitch-complex="variable" style:font-size-complex="10.5pt"/>
    </style:style>
    <style:style style:name="Default_20_Paragraph_20_Font" style:display-name="Default Paragraph Font" style:family="text"/>
    <style:style style:name="Plain_20_Text_20_Char" style:display-name="Plain Text Char" style:family="text">
      <style:text-properties style:font-name="Courier" fo:font-family="Courier, 'Courier New'" style:font-pitch="variable" fo:font-size="10.5pt" style:font-size-asian="10.5pt" style:font-name-complex="Courier" style:font-family-complex="Courier, 'Courier New'"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74in" fo:margin-bottom="0.4063in" fo:margin-left="0.7492in" fo:margin-right="0.5008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meta:initial-creator>
    <meta:creation-date>2019-08-16T16:34:00</meta:creation-date>
    <dc:date>2021-11-29T17:30:09.848499324</dc:date>
    <meta:print-date>2019-08-18T09:49:00</meta:print-date>
    <meta:editing-cycles>44</meta:editing-cycles>
    <meta:editing-duration>PT3H36M49S</meta:editing-duration>
    <meta:generator>LibreOffice/7.2.2.2$Linux_X86_64 LibreOffice_project/20$Build-2</meta:generator>
    <meta:document-statistic meta:table-count="0" meta:image-count="0" meta:object-count="0" meta:page-count="2" meta:paragraph-count="86" meta:word-count="943" meta:character-count="7012" meta:non-whitespace-character-count="6078"/>
  </office:meta>
</office:document-meta>
</file>